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ollbackRuleAttribute.NoRollbackRuleAttribute( String exception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ollbackRuleAttribute.NoRollbackRuleAttribute( Class &lt; ? &gt; 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ollbackRule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